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652" calcext:value-type="float">
            <text:p>44.5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0696" calcext:value-type="float">
            <text:p>44.4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5936" calcext:value-type="float">
            <text:p>44.4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200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4224" calcext:value-type="float">
            <text:p>44.4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1072" calcext:value-type="float">
            <text:p>44.3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1552" calcext:value-type="float">
            <text:p>44.4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9464" calcext:value-type="float">
            <text:p>44.4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6584" calcext:value-type="float">
            <text:p>44.2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0008" calcext:value-type="float">
            <text:p>44.2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6312" calcext:value-type="float">
            <text:p>44.4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1928" calcext:value-type="float">
            <text:p>44.3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7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1432" calcext:value-type="float">
            <text:p>43.4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9136" calcext:value-type="float">
            <text:p>43.3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6904" calcext:value-type="float">
            <text:p>43.0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7928" calcext:value-type="float">
            <text:p>42.8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5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5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5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9601</text:p>
          </table:table-cell>
          <table:table-cell office:value-type="string" calcext:value-type="string">
            <text:p>Abernathy SW Quad (east)</text:p>
          </table:table-cell>
          <table:table-cell office:value-type="string" calcext:value-type="string">
            <text:p>195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